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502b2b"/>
    </style:style>
    <style:style style:name="T1" style:family="text">
      <style:text-properties fo:color="#000000" loext:opacity="100%" fo:font-family="'Nimbus Roman'" style:font-pitch="variable" fo:font-size="12pt" fo:font-weight="normal" officeooo:rsid="00502b2b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de feeder.mjs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4-02T20:02:33.173402393</dc:date>
    <meta:editing-duration>PT12H59M26S</meta:editing-duration>
    <meta:editing-cycles>35</meta:editing-cycles>
    <meta:print-date>2026-03-29T13:52:28.343111617</meta:print-date>
    <meta:document-statistic meta:table-count="0" meta:image-count="0" meta:object-count="0" meta:page-count="1" meta:paragraph-count="1" meta:word-count="2" meta:character-count="15" meta:non-whitespace-character-count="14"/>
  </office:meta>
</office:document-meta>
</file>